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17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style-name="ce21" table:number-columns-repeated="2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11" office:value-type="string" calcext:value-type="string">
            <text:p>Pts.</text:p>
          </table:table-cell>
          <table:table-cell table:style-name="ce11" office:value-type="string" calcext:value-type="string">
            <text:p>Eval.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4"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5" table:number-columns-repeated="2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11</text:p>
          </table:table-cell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4:02:01.5027880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7T16:16:15.479827418</dc:date>
    <meta:editing-duration>PT4H57M19S</meta:editing-duration>
    <meta:editing-cycles>12</meta:editing-cycles>
    <meta:generator>LibreOffice/6.4.6.2$Linux_X86_64 LibreOffice_project/40$Build-2</meta:generator>
    <meta:document-statistic meta:table-count="1" meta:cell-count="115" meta:object-count="0"/>
  </office:meta>
</office:document-meta>
</file>